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5.455cm" fo:min-width="37.732cm" loext:decorative="false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0.85cm" fo:min-width="11.777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438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168cm" fo:min-width="2.172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85cm" fo:min-width="12.6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72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792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8c0cd" draw:textarea-horizontal-align="justify" draw:textarea-vertical-align="middle" draw:auto-grow-height="false" fo:min-height="0.885cm" fo:min-width="8.80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solid" draw:fill-color="#98c0cd" draw:textarea-horizontal-align="justify" draw:textarea-vertical-align="middle" draw:auto-grow-height="false" fo:min-height="1.203cm" fo:min-width="2.3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98c0cd" draw:textarea-horizontal-align="justify" draw:textarea-vertical-align="middle" draw:auto-grow-height="false" fo:min-height="1.19cm" fo:min-width="1.85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98c0cd" draw:textarea-horizontal-align="justify" draw:textarea-vertical-align="middle" draw:auto-grow-height="false" fo:min-height="1.168cm" fo:min-width="2.491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98c0cd" draw:textarea-horizontal-align="justify" draw:textarea-vertical-align="middle" draw:auto-grow-height="false" fo:min-height="1.168cm" fo:min-width="3.284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98c0cd" draw:textarea-horizontal-align="justify" draw:textarea-vertical-align="middle" draw:auto-grow-height="false" fo:min-height="1.168cm" fo:min-width="1.85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afd095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98c0cd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66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18" style:family="graphic" style:parent-style-name="standard">
      <style:graphic-properties draw:fill="solid" draw:fill-color="#ffffa6" draw:textarea-horizontal-align="justify" draw:textarea-vertical-align="middle" draw:auto-grow-height="false" fo:min-height="1.038cm" fo:min-width="3.76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812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afd095" draw:textarea-horizontal-align="justify" draw:textarea-vertical-align="middle" draw:auto-grow-height="false" fo:min-height="1.204cm" fo:min-width="2.594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594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b4c7dc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1cm" svg:stroke-color="#000000" draw:marker-start="Concave_20_short" draw:marker-start-width="0.279cm" draw:marker-end-width="0.279cm" draw:fill="solid" draw:fill-color="#729fcf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fill="solid" draw:fill-color="#ffffa6" draw:textarea-horizontal-align="justify" draw:textarea-vertical-align="middle" draw:auto-grow-height="false" fo:min-height="1.009cm" fo:min-width="4.185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afd095" draw:textarea-horizontal-align="justify" draw:textarea-vertical-align="middle" draw:auto-grow-height="false" fo:min-height="1.204cm" fo:min-width="2.176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176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b2b2b2" draw:textarea-horizontal-align="justify" draw:textarea-vertical-align="middle" draw:auto-grow-height="false" fo:min-height="0.533cm" fo:min-width="8.84cm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808cm" style:writing-mode="lr-tb" loext:decorative="false"/>
      <style:paragraph-properties style:writing-mode="lr-tb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3.269cm" style:writing-mode="lr-tb" loext:decorative="false"/>
      <style:paragraph-properties style:writing-mode="lr-tb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1.203cm" fo:min-width="3.123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ffbf00" draw:textarea-horizontal-align="justify" draw:textarea-vertical-align="middle" draw:auto-grow-height="false" fo:min-height="0.85cm" fo:min-width="2.785cm" style:writing-mode="lr-tb" loext:decorative="false"/>
      <style:paragraph-properties style:writing-mode="lr-tb"/>
    </style:style>
    <style:style style:name="gr32" style:family="graphic" style:parent-style-name="standard">
      <style:graphic-properties draw:fill="solid" draw:fill-color="#ffbf00" draw:textarea-horizontal-align="justify" draw:textarea-vertical-align="middle" draw:auto-grow-height="false" fo:min-height="1.15cm" fo:min-width="2.39cm" style:writing-mode="lr-tb" loext:decorative="false"/>
      <style:paragraph-properties style:writing-mode="lr-tb"/>
    </style:style>
    <style:style style:name="gr33" style:family="graphic" style:parent-style-name="standard">
      <style:graphic-properties draw:fill="solid" draw:fill-color="#ffbf00" draw:textarea-horizontal-align="justify" draw:textarea-vertical-align="middle" draw:auto-grow-height="false" fo:min-height="1.168cm" fo:min-width="2.39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722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afd095" draw:textarea-horizontal-align="justify" draw:textarea-vertical-align="middle" draw:auto-grow-height="false" fo:min-height="1.203cm" fo:min-width="2.344cm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371cm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98c0cd" draw:textarea-horizontal-align="justify" draw:textarea-vertical-align="middle" draw:auto-grow-height="false" fo:min-height="1.168cm" fo:min-width="2.808cm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2.331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1.644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966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afd095" draw:textarea-horizontal-align="justify" draw:textarea-vertical-align="middle" draw:auto-grow-height="false" fo:min-height="1.168cm" fo:min-width="3.13cm" style:writing-mode="lr-tb" loext:decorative="false"/>
      <style:paragraph-properties style:writing-mode="lr-tb"/>
    </style:style>
    <style:style style:name="gr42" style:family="graphic" style:parent-style-name="standard">
      <style:graphic-properties draw:fill="solid" draw:fill-color="#afd095" draw:textarea-horizontal-align="justify" draw:textarea-vertical-align="middle" draw:auto-grow-height="false" fo:min-height="1.136cm" fo:min-width="2.331cm" style:writing-mode="lr-tb" loext:decorative="false"/>
      <style:paragraph-properties style:writing-mode="lr-tb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648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168cm" fo:min-width="1.855cm" style:writing-mode="lr-tb" loext:decorative="false"/>
      <style:paragraph-properties style:writing-mode="lr-tb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1.168cm" fo:min-width="2.331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="solid" draw:fill-color="#98c0cd" draw:textarea-horizontal-align="justify" draw:textarea-vertical-align="middle" draw:auto-grow-height="false" fo:min-height="1.203cm" fo:min-width="2.36cm" style:writing-mode="lr-tb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style:font-name="Calibri" fo:font-weight="normal"/>
    </style:style>
    <style:style style:name="P2" style:family="paragraph">
      <style:paragraph-properties fo:text-align="center"/>
      <style:text-properties style:font-name="Calibri" fo:font-size="16pt" fo:font-weight="normal" style:font-size-asian="15pt" style:font-size-complex="15pt"/>
    </style:style>
    <style:style style:name="P3" style:family="paragraph">
      <loext:graphic-properties draw:fill="solid" draw:fill-color="#afd095"/>
      <style:paragraph-properties fo:text-align="center" style:writing-mode="lr-tb"/>
      <style:text-properties style:font-name="Calibri" fo:font-size="16pt" fo:font-weight="normal" style:font-size-asian="15pt" style:font-size-complex="15pt"/>
    </style:style>
    <style:style style:name="P4" style:family="paragraph">
      <style:paragraph-properties fo:text-align="center"/>
      <style:text-properties style:font-name="Calibri" fo:font-size="14pt" fo:font-weight="normal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Calibri" fo:font-size="14pt" fo:font-weight="normal" style:font-size-asian="16pt" style:font-size-complex="16pt"/>
    </style:style>
    <style:style style:name="P6" style:family="paragraph">
      <loext:graphic-properties draw:fill="solid" draw:fill-color="#afd095"/>
      <style:paragraph-properties fo:text-align="center" style:writing-mode="lr-tb"/>
      <style:text-properties style:font-name="Calibri" fo:font-size="14pt" fo:font-weight="normal" style:font-size-asian="16pt" style:font-size-complex="16pt"/>
    </style:style>
    <style:style style:name="P7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4pt" fo:font-weight="normal" style:font-size-asian="16pt" style:font-size-complex="16pt"/>
    </style:style>
    <style:style style:name="P8" style:family="paragraph">
      <loext:graphic-properties draw:fill="solid" draw:fill-color="#729fcf"/>
      <style:paragraph-properties fo:text-align="center" style:writing-mode="lr-tb"/>
      <style:text-properties style:font-name="Calibri" fo:font-size="16pt" fo:font-weight="normal" style:font-size-asian="15pt" style:font-size-complex="15pt"/>
    </style:style>
    <style:style style:name="P9" style:family="paragraph">
      <loext:graphic-properties draw:fill="solid" draw:fill-color="#729fcf"/>
      <style:paragraph-properties fo:text-align="center" style:writing-mode="lr-tb"/>
      <style:text-properties style:font-name="Calibri" fo:font-size="14pt" fo:font-weight="normal" style:font-size-asian="16pt" style:font-size-complex="16pt"/>
    </style:style>
    <style:style style:name="P10" style:family="paragraph">
      <loext:graphic-properties draw:fill="solid" draw:fill-color="#98c0cd"/>
      <style:paragraph-properties fo:text-align="center" style:writing-mode="lr-tb"/>
      <style:text-properties style:font-name="Calibri" fo:font-size="16pt" fo:font-weight="normal" style:font-size-asian="15pt" style:font-size-complex="15pt"/>
    </style:style>
    <style:style style:name="P11" style:family="paragraph">
      <loext:graphic-properties draw:fill="solid" draw:fill-color="#98c0cd"/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4pt" fo:font-weight="normal" style:font-size-asian="16pt" style:font-size-complex="16pt"/>
    </style:style>
    <style:style style:name="P12" style:family="paragraph">
      <loext:graphic-properties draw:fill="solid" draw:fill-color="#98c0cd"/>
      <style:paragraph-properties fo:text-align="center" style:writing-mode="lr-tb"/>
      <style:text-properties style:font-name="Calibri" fo:font-size="14pt" fo:font-weight="normal" style:font-size-asian="16pt" style:font-size-complex="16pt"/>
    </style:style>
    <style:style style:name="P13" style:family="paragraph">
      <style:paragraph-properties fo:text-align="center"/>
      <style:text-properties style:use-window-font-color="true" loext:opacity="0%" style:font-name="Calibri" fo:font-size="14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solid" draw:fill-color="#98c0cd"/>
      <style:paragraph-properties fo:text-align="center" style:writing-mode="lr-tb"/>
      <style:text-properties style:use-window-font-color="true" loext:opacity="0%" style:font-name="Calibri" fo:font-size="14pt" fo:font-weight="normal" style:font-size-asian="16pt" style:font-weight-asian="normal" style:font-size-complex="16pt" style:font-weight-complex="normal"/>
    </style:style>
    <style:style style:name="P15" style:family="paragraph">
      <loext:graphic-properties draw:fill="solid" draw:fill-color="#afd095"/>
      <style:paragraph-properties fo:text-align="center"/>
      <style:text-properties style:font-name="Calibri" fo:font-size="14pt" fo:font-weight="normal" style:font-size-asian="14pt" style:font-size-complex="14pt"/>
    </style:style>
    <style:style style:name="P16" style:family="paragraph">
      <loext:graphic-properties draw:fill="solid" draw:fill-color="#98c0cd"/>
      <style:paragraph-properties fo:text-align="center"/>
      <style:text-properties style:font-name="Calibri" fo:font-size="14pt" fo:font-weight="normal" style:font-size-asian="14pt" style:font-size-complex="14pt"/>
    </style:style>
    <style:style style:name="P17" style:family="paragraph">
      <style:paragraph-properties fo:text-align="center"/>
      <style:text-properties style:use-window-font-color="true" loext:opacity="0%" style:font-name="Calibri" fo:font-size="14pt" fo:font-weight="normal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" fo:font-size="14pt" fo:font-weight="normal" style:font-size-asian="16pt" style:font-size-complex="16pt"/>
    </style:style>
    <style:style style:name="P19" style:family="paragraph">
      <loext:graphic-properties draw:fill="solid" draw:fill-color="#729fcf"/>
      <style:paragraph-properties fo:text-align="center" style:writing-mode="lr-tb"/>
      <style:text-properties style:use-window-font-color="true" loext:opacity="0%" style:font-name="Calibri" fo:font-size="14pt" fo:font-weight="normal" style:font-size-asian="16pt" style:font-size-complex="16pt"/>
    </style:style>
    <style:style style:name="P20" style:family="paragraph">
      <loext:graphic-properties draw:fill="none" draw:fill-color="#ffffff"/>
      <style:text-properties style:font-name="Calibri" fo:font-size="24pt" fo:font-weight="normal" style:font-size-asian="24pt" style:font-size-complex="24pt"/>
    </style:style>
    <style:style style:name="P21" style:family="paragraph">
      <loext:graphic-properties draw:fill="solid" draw:fill-color="#ffffa6"/>
      <style:paragraph-properties fo:text-align="center" style:writing-mode="lr-tb"/>
      <style:text-properties style:font-name="Calibri" fo:font-size="14pt" fo:font-weight="normal" style:font-size-asian="16pt" style:font-size-complex="16pt"/>
    </style:style>
    <style:style style:name="P22" style:family="paragraph">
      <loext:graphic-properties draw:fill="solid" draw:fill-color="#b4c7dc"/>
      <style:paragraph-properties fo:text-align="center"/>
      <style:text-properties style:font-name="Calibri" fo:font-size="14pt" fo:font-weight="normal" style:font-size-asian="14pt" style:font-size-complex="14pt"/>
    </style:style>
    <style:style style:name="P23" style:family="paragraph">
      <loext:graphic-properties draw:fill="solid" draw:fill-color="#729fcf"/>
      <style:paragraph-properties fo:text-align="center"/>
      <style:text-properties style:font-name="Calibri" fo:font-size="14pt" fo:font-weight="normal" style:font-size-asian="14pt" style:font-size-complex="14pt"/>
    </style:style>
    <style:style style:name="P24" style:family="paragraph">
      <loext:graphic-properties draw:fill="solid" draw:fill-color="#b2b2b2"/>
      <style:paragraph-properties fo:text-align="center" style:writing-mode="lr-tb"/>
      <style:text-properties style:font-name="Calibri" fo:font-size="14pt" fo:font-weight="normal" style:font-size-asian="16pt" style:font-size-complex="16pt"/>
    </style:style>
    <style:style style:name="P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4pt" fo:font-weight="normal" style:font-size-asian="16pt" style:font-size-complex="16pt"/>
    </style:style>
    <style:style style:name="P26" style:family="paragraph">
      <loext:graphic-properties draw:fill="solid" draw:fill-color="#ffbf00"/>
      <style:paragraph-properties fo:text-align="center" style:writing-mode="lr-tb"/>
      <style:text-properties style:font-name="Calibri" fo:font-size="16pt" fo:font-weight="normal" style:font-size-asian="15pt" style:font-size-complex="15pt"/>
    </style:style>
    <style:style style:name="P27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Calibri" fo:font-size="14pt" fo:font-weight="normal" style:font-size-asian="16pt" style:font-size-complex="16pt"/>
    </style:style>
    <style:style style:name="P28" style:family="paragraph">
      <style:paragraph-properties fo:text-align="center"/>
      <style:text-properties style:use-window-font-color="true" loext:opacity="0%" style:font-name="Calibri" fo:font-size="14pt" fo:font-weight="normal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" fo:font-size="14pt" fo:font-weight="normal" style:font-size-asian="14pt" style:font-size-complex="14pt"/>
    </style:style>
    <style:style style:name="P30" style:family="paragraph">
      <loext:graphic-properties draw:fill="solid" draw:fill-color="#98c0cd"/>
      <style:paragraph-properties fo:text-align="center" style:writing-mode="lr-tb"/>
      <style:text-properties style:use-window-font-color="true" loext:opacity="0%" style:font-name="Calibri" fo:font-size="14pt" fo:font-weight="normal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" fo:font-size="14pt" fo:font-weight="bold" style:font-size-asian="16pt" style:font-size-complex="12pt"/>
    </style:style>
    <style:style style:name="P32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font-name="Calibri" fo:font-size="14pt" fo:font-weight="bold" style:font-size-asian="16pt" style:font-size-complex="12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libri" fo:font-size="14pt" fo:font-weight="normal" style:font-size-asian="16pt" style:font-weight-asian="normal" style:font-size-complex="12pt" style:font-weight-complex="normal"/>
    </style:style>
    <style:style style:name="P34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font-name="Calibri" fo:font-size="14pt" fo:font-weight="normal" style:font-size-asian="16pt" style:font-weight-asian="normal" style:font-size-complex="12pt" style:font-weight-complex="normal"/>
    </style:style>
    <style:style style:name="P35" style:family="paragraph">
      <loext:graphic-properties draw:fill="solid" draw:fill-color="#729fcf"/>
      <style:paragraph-properties fo:text-align="center" style:writing-mode="lr-tb"/>
      <style:text-properties style:use-window-font-color="true" loext:opacity="0%" style:font-name="Calibri" fo:font-size="14pt" fo:font-weight="normal" style:font-size-asian="16pt" style:font-weight-asian="normal" style:font-size-complex="16pt" style:font-weight-complex="normal"/>
    </style:style>
    <style:style style:name="T1" style:family="text">
      <style:text-properties style:font-name="Calibri" fo:font-size="16pt" fo:font-weight="normal" style:font-size-asian="15pt" style:font-size-complex="15pt"/>
    </style:style>
    <style:style style:name="T2" style:family="text">
      <style:text-properties style:font-name="Calibri" fo:font-size="14pt" fo:font-weight="normal" style:font-size-asian="14pt" style:font-size-complex="14pt"/>
    </style:style>
    <style:style style:name="T3" style:family="text">
      <style:text-properties style:font-name="Calibri" fo:font-size="12pt" fo:font-weight="normal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font-name="Calibri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use-window-font-color="true" loext:opacity="0%" style:font-name="Calibri" fo:font-size="14pt" fo:font-weight="normal" style:font-size-asian="14pt" style:font-size-complex="14pt"/>
    </style:style>
    <style:style style:name="T9" style:family="text">
      <style:text-properties style:use-window-font-color="true" loext:opacity="0%" style:font-name="Calibri" fo:font-size="12pt" fo:font-weight="normal" style:font-size-asian="12pt" style:font-size-complex="12pt"/>
    </style:style>
    <style:style style:name="T10" style:family="text">
      <style:text-properties style:font-name="Calibri" fo:font-size="24pt" fo:font-weight="normal" style:font-size-asian="24pt" style:font-size-complex="24pt"/>
    </style:style>
    <style:style style:name="T11" style:family="text">
      <style:text-properties style:font-name="Calibri" fo:font-size="14pt" fo:font-weight="normal" style:font-size-asian="10.5pt" style:font-size-complex="10.5pt"/>
    </style:style>
    <style:style style:name="T12" style:family="text">
      <style:text-properties style:font-name="Calibri" fo:font-size="14pt" fo:font-weight="normal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782cm" svg:height="15.557cm" svg:x="0.476cm" svg:y="0.4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827cm" svg:height="0.952cm" svg:x="3.73cm" svg:y="1.905cm">
          <text:p text:style-name="P2"><text:span text:style-name="T1">LAND TECH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12.085cm" svg:y="6.345cm">
          <text:p text:style-name="P4"><text:span text:style-name="T2">Armor-Car</text:span></text:p>
          <text:p text:style-name="P5"><text:span text:style-name="T2">®</text:span><text:span text:style-name="T3"> Caval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222cm" svg:height="1.27cm" svg:x="11.271cm" svg:y="8.89cm">
          <text:p text:style-name="P5"><text:span text:style-name="T4">Armor</text:span></text:p>
          <text:p text:style-name="P5"><text:span text:style-name="T5">®</text:span><text:span text:style-name="T6"> Armor-Ca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2.7cm" svg:height="0.952cm" svg:x="25.4cm" svg:y="1.905cm">
          <text:p text:style-name="P2"><text:span text:style-name="T1">SEA TE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775cm" svg:height="1.27cm" svg:x="27.022cm" svg:y="3.81cm">
          <text:p text:style-name="P4"><text:span text:style-name="T2">Destroyer-TB</text:span></text:p>
          <text:p text:style-name="P5"><text:span text:style-name="T2">®</text:span><text:span text:style-name="T3"> Frig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842cm" svg:height="1.27cm" svg:x="25.415cm" svg:y="8.89cm">
          <text:p text:style-name="P4"><text:span text:style-name="T2">Dreadno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8.905cm" svg:height="0.987cm" svg:x="15.845cm" svg:y="1.87cm">
          <text:p text:style-name="P2"><text:span text:style-name="T1">AIR TE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2.41cm" svg:height="1.305cm" svg:x="16.033cm" svg:y="11.43cm">
          <text:p text:style-name="P5"><text:span text:style-name="T4">Monoplane</text:span></text:p>
          <text:p text:style-name="P5"><text:span text:style-name="T2">®</text:span><text:span text:style-name="T3"> Triplan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5cm" svg:height="1.292cm" svg:x="17.58cm" svg:y="6.328cm">
          <text:p text:style-name="P5"><text:span text:style-name="T4">Biplane</text:span></text:p>
          <text:p text:style-name="P5"><text:span text:style-name="T5">®</text:span><text:span text:style-name="T6"> Ballo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541cm" svg:height="1.27cm" svg:x="18.716cm" svg:y="8.89cm">
          <text:p text:style-name="P4"><text:span text:style-name="T2">Bomber-Tac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334cm" svg:height="1.27cm" svg:x="21.416cm" svg:y="6.35cm">
          <text:p text:style-name="P4"><text:span text:style-name="T2">Zeppelin</text:span></text:p>
          <text:p text:style-name="P5"><text:span text:style-name="T4">® </text:span><text:span text:style-name="T3">Barrage-Ballo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905cm" svg:height="1.27cm" svg:x="19.05cm" svg:y="11.43cm">
          <text:p text:style-name="P13"><text:span text:style-name="T7">Bo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5" draw:layer="layout" svg:x1="12.382cm" svg:y1="8.89cm" svg:x2="13.335cm" svg:y2="7.62cm">
          <text:p/>
        </draw:line>
        <draw:line draw:style-name="gr15" draw:text-style-name="P16" draw:layer="layout" svg:x1="20.002cm" svg:y1="11.43cm" svg:x2="19.987cm" svg:y2="10.148cm">
          <text:p/>
        </draw:line>
        <draw:line draw:style-name="gr15" draw:text-style-name="P16" draw:layer="layout" svg:x1="17.287cm" svg:y1="8.89cm" svg:x2="18.573cm" svg:y2="7.62cm">
          <text:p/>
        </draw:line>
        <draw:custom-shape draw:style-name="gr16" draw:text-style-name="P19" draw:layer="layout" svg:width="2.718cm" svg:height="1.27cm" svg:x="25.38cm" svg:y="11.43cm">
          <text:p text:style-name="P17"><text:span text:style-name="T8">Battleship</text:span></text:p>
          <text:p text:style-name="P18"><text:span text:style-name="T6">® </text:span><text:span text:style-name="T9">Dreadno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6" draw:layer="layout" svg:x1="19.987cm" svg:y1="8.89cm" svg:x2="18.573cm" svg:y2="7.62cm">
          <text:p/>
        </draw:line>
        <draw:frame draw:style-name="gr17" draw:text-style-name="P20" draw:layer="layout" svg:width="6.032cm" svg:height="0.95cm" svg:x="15.73cm" svg:y="0.594cm">
          <draw:text-box>
            <text:p><text:span text:style-name="T10">1888A Tech Trees</text:span></text:p>
          </draw:text-box>
        </draw:frame>
        <draw:custom-shape draw:style-name="gr18" draw:text-style-name="P21" draw:layer="layout" svg:width="3.81cm" svg:height="1.14cm" svg:x="15.24cm" svg:y="14.58cm">
          <text:p text:style-name="P4"><text:span text:style-name="T2">Tech to PU</text:span></text:p>
          <text:p text:style-name="P4"><text:span text:style-name="T11">25 tech to 25pu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862cm" svg:height="1.27cm" svg:x="12.02cm" svg:y="3.81cm">
          <text:p text:style-name="P4"><text:span text:style-name="T2">Machine Gun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696cm" svg:height="1.306cm" svg:x="6.455cm" svg:y="3.774cm">
          <text:p text:style-name="P5"><text:span text:style-name="T4">Artillery</text:span></text:p>
          <text:p text:style-name="P5"><text:span text:style-name="T2">®</text:span><text:span text:style-name="T3"> Field-Gu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696cm" svg:height="1.27cm" svg:x="6.455cm" svg:y="6.35cm">
          <text:p text:style-name="P5"><text:span text:style-name="T4">Artillery-Hvy</text:span></text:p>
          <text:p text:style-name="P5"><text:span text:style-name="T5">®</text:span><text:span text:style-name="T6"> Artillery</text:span></text:p>
          <draw:enhanced-geometry svg:viewBox="0 0 21600 21600" draw:type="rectangle" draw:enhanced-path="M 0 0 L 21600 0 21600 21600 0 21600 0 0 Z N"/>
        </draw:custom-shape>
        <draw:line draw:style-name="gr22" draw:text-style-name="P22" draw:layer="layout" svg:x1="18.558cm" svg:y1="6.35cm" svg:x2="13.335cm" svg:y2="5.08cm">
          <text:p/>
        </draw:line>
        <draw:line draw:style-name="gr14" draw:text-style-name="P15" draw:layer="layout" svg:x1="13.332cm" svg:y1="6.35cm" svg:x2="13.332cm" svg:y2="5.08cm">
          <text:p/>
        </draw:line>
        <draw:line draw:style-name="gr23" draw:text-style-name="P23" draw:layer="layout" svg:x1="7.816cm" svg:y1="6.327cm" svg:x2="7.816cm" svg:y2="5.08cm">
          <text:p/>
        </draw:line>
        <draw:line draw:style-name="gr23" draw:text-style-name="P23" draw:layer="layout" svg:x1="26.862cm" svg:y1="8.89cm" svg:x2="26.862cm" svg:y2="7.62cm">
          <text:p/>
        </draw:line>
        <draw:custom-shape draw:style-name="gr24" draw:text-style-name="P21" draw:layer="layout" svg:width="4.235cm" svg:height="1.111cm" svg:x="25.41cm" svg:y="14.58cm">
          <text:p text:style-name="P4"><text:span text:style-name="T2">Diplomacy to PU</text:span></text:p>
          <text:p text:style-name="P4"><text:span text:style-name="T11">5 Diplomacy to 10pu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278cm" svg:height="1.306cm" svg:x="9.372cm" svg:y="3.774cm">
          <text:p text:style-name="P5"><text:span text:style-name="T4">Pillbox</text:span></text:p>
          <text:p text:style-name="P5"><text:span text:style-name="T5">®</text:span><text:span text:style-name="T6"> Trench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78cm" svg:height="1.27cm" svg:x="9.372cm" svg:y="6.35cm">
          <text:p text:style-name="P5"><text:span text:style-name="T4">Bunker</text:span></text:p>
          <text:p text:style-name="P5"><text:span text:style-name="T5">®</text:span><text:span text:style-name="T6"> Pillbox</text:span></text:p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10.438cm" svg:y1="6.35cm" svg:x2="10.438cm" svg:y2="5.103cm">
          <text:p/>
        </draw:line>
        <draw:custom-shape draw:style-name="gr27" draw:text-style-name="P24" draw:layer="layout" svg:width="8.89cm" svg:height="0.635cm" svg:x="5.08cm" svg:y="14.591cm">
          <text:p text:style-name="P4"><text:span text:style-name="T2">®=</text:span><text:span text:style-name="T12">Replaces the previous Tech/Unit named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2.858cm" svg:height="1.27cm" svg:x="31.908cm" svg:y="3.81cm">
          <text:p text:style-name="P4"><text:span text:style-name="T2">Submarine-Ear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3.319cm" svg:height="1.27cm" svg:x="31.781cm" svg:y="6.35cm">
          <text:p text:style-name="P4"><text:span text:style-name="T2">Submarine</text:span></text:p>
          <text:p text:style-name="P5"><text:span text:style-name="T2">®</text:span><text:span text:style-name="T3"> Submarine-Ear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3.173cm" svg:height="1.305cm" svg:x="31.768cm" svg:y="8.89cm">
          <text:p text:style-name="P5"><text:span text:style-name="T4">Submarine-Adv</text:span></text:p>
          <text:p text:style-name="P5"><text:span text:style-name="T2">®</text:span><text:span text:style-name="T3"> Submar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3" draw:layer="layout" svg:x1="33.337cm" svg:y1="8.89cm" svg:x2="33.337cm" svg:y2="7.62cm">
          <text:p/>
        </draw:line>
        <draw:line draw:style-name="gr23" draw:text-style-name="P23" draw:layer="layout" svg:x1="33.355cm" svg:y1="6.385cm" svg:x2="33.38cm" svg:y2="5.08cm">
          <text:p/>
        </draw:line>
        <draw:custom-shape draw:style-name="gr31" draw:text-style-name="P26" draw:layer="layout" svg:width="2.887cm" svg:height="0.952cm" svg:x="0.626cm" svg:y="1.887cm">
          <text:p text:style-name="P2"><text:span text:style-name="T1">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2.44cm" svg:height="1.252cm" svg:x="0.735cm" svg:y="8.89cm">
          <text:p text:style-name="P5"><text:span text:style-name="T4">General-3</text:span></text:p>
          <text:p text:style-name="P5"><text:span text:style-name="T5">®</text:span><text:span text:style-name="T6"> General-2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2.44cm" svg:height="1.27cm" svg:x="0.735cm" svg:y="6.332cm">
          <text:p text:style-name="P5"><text:span text:style-name="T4">General-2</text:span></text:p>
          <text:p text:style-name="P5"><text:span text:style-name="T5">®</text:span><text:span text:style-name="T6"> General-1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1.935cm" svg:y1="8.872cm" svg:x2="1.935cm" svg:y2="7.602cm">
          <text:p/>
        </draw:line>
        <draw:custom-shape draw:style-name="gr34" draw:text-style-name="P9" draw:layer="layout" svg:width="2.772cm" svg:height="1.27cm" svg:x="28.575cm" svg:y="6.35cm">
          <text:p text:style-name="P4"><text:span text:style-name="T2">Destroyer</text:span></text:p>
          <text:p text:style-name="P5"><text:span text:style-name="T2">®</text:span><text:span text:style-name="T3"> Destroyer-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2" draw:layer="layout" svg:x1="30.003cm" svg:y1="6.35cm" svg:x2="28.292cm" svg:y2="5.08cm">
          <text:p/>
        </draw:line>
        <draw:custom-shape draw:style-name="gr35" draw:text-style-name="P7" draw:layer="layout" svg:width="2.446cm" svg:height="1.305cm" svg:x="3.73cm" svg:y="3.775cm">
          <text:p text:style-name="P5"><text:span text:style-name="T4">Inf-Trained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421cm" svg:height="1.27cm" svg:x="3.755cm" svg:y="6.35cm">
          <text:p text:style-name="P5"><text:span text:style-name="T4">Inf-Elite</text:span></text:p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5cm" svg:y1="6.327cm" svg:x2="5cm" svg:y2="5.08cm">
          <text:p/>
        </draw:line>
        <draw:custom-shape draw:style-name="gr37" draw:text-style-name="P30" draw:layer="layout" svg:width="2.858cm" svg:height="1.27cm" draw:transform="skewX (-0.00401425727958696) rotate (-0.00349065850398869) translate (21.733cm 8.885cm)">
          <text:p text:style-name="P28"><text:span text:style-name="T8">Zeppelin-Hvy</text:span></text:p>
          <text:p text:style-name="P29"><text:span text:style-name="T8">®</text:span><text:span text:style-name="T9"> Zeppelin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23.177cm" svg:y1="8.89cm" svg:x2="23.162cm" svg:y2="7.62cm">
          <text:p/>
        </draw:line>
        <draw:custom-shape draw:style-name="gr38" draw:text-style-name="P32" draw:layer="layout" svg:width="2.381cm" svg:height="1.27cm" svg:x="11.23cm" svg:y="11.43cm">
          <text:p text:style-name="P31"><text:span text:style-name="T4">Armor-Hvy</text:span></text:p>
          <text:p text:style-name="P31"><text:span text:style-name="T5">®</text:span><text:span text:style-name="T6"> Armor</text:span></text:p>
          <draw:enhanced-geometry svg:viewBox="0 0 21600 21600" draw:type="rectangle" draw:enhanced-path="M 0 0 L 21600 0 21600 21600 0 21600 0 0 Z N"/>
        </draw:custom-shape>
        <draw:line draw:style-name="gr14" draw:text-style-name="P15" draw:layer="layout" svg:x1="10.477cm" svg:y1="8.89cm" svg:x2="10.471cm" svg:y2="7.574cm">
          <text:p/>
        </draw:line>
        <draw:custom-shape draw:style-name="gr39" draw:text-style-name="P32" draw:layer="layout" svg:width="1.694cm" svg:height="1.27cm" svg:x="9.418cm" svg:y="8.89cm">
          <text:p text:style-name="P31"><text:span text:style-name="T4">Fort</text:span></text:p>
          <text:p text:style-name="P31"><text:span text:style-name="T5">®</text:span><text:span text:style-name="T6"> Bunker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3.016cm" svg:height="1.27cm" svg:x="35.083cm" svg:y="3.81cm">
          <text:p text:style-name="P5"><text:span text:style-name="T4">Transport</text:span></text:p>
          <text:p text:style-name="P5"><text:span text:style-name="T3">® Transport-Ear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5" draw:layer="layout" svg:x1="7.778cm" svg:y1="11.43cm" svg:x2="7.778cm" svg:y2="7.62cm">
          <text:p/>
        </draw:line>
        <draw:custom-shape draw:style-name="gr41" draw:text-style-name="P32" draw:layer="layout" svg:width="3.18cm" svg:height="1.27cm" svg:x="6.662cm" svg:y="11.43cm">
          <text:p text:style-name="P31"><text:span text:style-name="T4">Artillery-</text:span><text:span text:style-name="T13">Rocket</text:span></text:p>
          <text:p text:style-name="P31"><text:span text:style-name="T5">®</text:span><text:span text:style-name="T6"> Artillery-Hvy</text:span></text:p>
          <draw:enhanced-geometry svg:viewBox="0 0 21600 21600" draw:type="rectangle" draw:enhanced-path="M 0 0 L 21600 0 21600 21600 0 21600 0 0 Z N"/>
        </draw:custom-shape>
        <draw:line draw:style-name="gr14" draw:text-style-name="P15" draw:layer="layout" svg:x1="5.08cm" svg:y1="11.43cm" svg:x2="5.065cm" svg:y2="7.62cm">
          <text:p/>
        </draw:line>
        <draw:custom-shape draw:style-name="gr42" draw:text-style-name="P34" draw:layer="layout" svg:width="2.381cm" svg:height="1.238cm" svg:x="3.81cm" svg:y="11.462cm">
          <text:p text:style-name="P33"><text:span text:style-name="T4">Inf-Biped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334cm" svg:height="1.27cm" svg:x="21.416cm" svg:y="3.81cm">
          <text:p text:style-name="P4"><text:span text:style-name="T2">Barrage-Balloon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23.177cm" svg:y1="6.35cm" svg:x2="23.177cm" svg:y2="5.08cm">
          <text:p/>
        </draw:line>
        <draw:line draw:style-name="gr14" draw:text-style-name="P15" draw:layer="layout" svg:x1="12.382cm" svg:y1="11.43cm" svg:x2="12.382cm" svg:y2="10.16cm">
          <text:p/>
        </draw:line>
        <draw:line draw:style-name="gr23" draw:text-style-name="P23" draw:layer="layout" svg:x1="29.686cm" svg:y1="11.43cm" svg:x2="26.828cm" svg:y2="10.16cm">
          <text:p/>
        </draw:line>
        <draw:custom-shape draw:style-name="gr43" draw:text-style-name="P19" draw:layer="layout" svg:width="2.698cm" svg:height="1.27cm" svg:x="25.4cm" svg:y="6.35cm">
          <text:p text:style-name="P17"><text:span text:style-name="T8">Cru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3" draw:layer="layout" svg:x1="26.827cm" svg:y1="11.43cm" svg:x2="26.828cm" svg:y2="10.16cm">
          <text:p/>
        </draw:line>
        <draw:custom-shape draw:style-name="gr44" draw:text-style-name="P7" draw:layer="layout" svg:width="1.905cm" svg:height="1.27cm" svg:x="13.652cm" svg:y="8.89cm">
          <text:p text:style-name="P5"><text:span text:style-name="T4">Armored</text:span></text:p>
          <text:p text:style-name="P5"><text:span text:style-name="T4">-Train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2.381cm" svg:height="1.27cm" svg:x="28.575cm" svg:y="11.43cm">
          <text:p text:style-name="P13"><text:span text:style-name="T7">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5" draw:layer="layout" svg:x1="14.446cm" svg:y1="8.89cm" svg:x2="13.335cm" svg:y2="7.62cm">
          <text:p/>
        </draw:line>
        <draw:custom-shape draw:style-name="gr46" draw:text-style-name="P11" draw:layer="layout" svg:width="2.41cm" svg:height="1.305cm" svg:x="16.005cm" svg:y="8.89cm">
          <text:p text:style-name="P5"><text:span text:style-name="T4">Triplane</text:span></text:p>
          <text:p text:style-name="P5"><text:span text:style-name="T2">®</text:span><text:span text:style-name="T3"> Biplane</text:span></text:p>
          <draw:enhanced-geometry svg:viewBox="0 0 21600 21600" draw:type="rectangle" draw:enhanced-path="M 0 0 L 21600 0 21600 21600 0 21600 0 0 Z N"/>
        </draw:custom-shape>
        <draw:line draw:style-name="gr15" draw:text-style-name="P16" draw:layer="layout" svg:x1="17.287cm" svg:y1="11.417cm" svg:x2="17.287cm" svg:y2="10.135cm">
          <text:p/>
        </draw:line>
        <draw:line draw:style-name="gr23" draw:text-style-name="P23" draw:layer="layout" svg:x1="26.828cm" svg:y1="6.35cm" svg:x2="28.292cm" svg:y2="5.08cm">
          <text:p/>
        </draw:line>
        <draw:custom-shape draw:style-name="gr18" draw:text-style-name="P21" draw:layer="layout" svg:width="3.81cm" svg:height="1.14cm" svg:x="20.32cm" svg:y="14.58cm">
          <text:p text:style-name="P4"><text:span text:style-name="T2">Tech to PU</text:span></text:p>
          <text:p text:style-name="P4"><text:span text:style-name="T11">50 tech to 40p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eeeeee" draw:marker-start-width="0.2cm" draw:marker-start-center="false" draw:marker-end-width="0.2cm" draw:marker-end-center="false" draw:fill="solid" draw:fill-color="#6187af" draw:textarea-horizontal-align="justify" fo:padding-top="0.051cm" fo:padding-bottom="0.051cm" fo:padding-left="0.025cm" fo:padding-right="0.0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svg:stroke-color="#ff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ption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GB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_20_1" style:display-name="Heading 1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weight="bold" style:font-name-asian="Segoe UI" style:font-family-asian="'Segoe UI'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font-name-complex="Lucida Sans1" style:font-family-complex="'Lucida Sans'" style:font-family-generic-complex="swiss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ucida Sans1" style:font-family-complex="'Lucida Sans'" style:font-family-generic-complex="swiss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ListLabel_20_1" style:display-name="ListLabel 1" style:family="graphic">
      <style:paragraph-properties style:text-autospace="none"/>
      <style:text-properties style:font-name-asian="MS Mincho" style:font-family-asian="'MS Mincho'" style:font-pitch-asian="variable" style:font-name-complex="Calibri2" style:font-family-complex="Calibri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asian="MS Mincho" style:font-family-asian="'MS Mincho'" style:font-pitch-asian="variable" style:font-name-complex="Tahoma" style:font-family-complex="Tahoma" style:font-family-generic-complex="roman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asian="MS Mincho" style:font-family-asian="'MS Mincho'" style:font-pitch-asian="variable" style:font-name-complex="Tahoma" style:font-family-complex="Tahoma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fo:font-size="12pt" style:font-size-complex="12pt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" style:display-name="ListLabel 6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" style:display-name="ListLabel 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font-name-asian="MS Mincho" style:font-family-asian="'MS Mincho'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yle1" style:family="graphic">
      <style:graphic-properties style:writing-mode="lr-tb"/>
      <style:paragraph-properties fo:margin-top="0cm" fo:margin-bottom="0cm" fo:line-height="100%" fo:text-align="center" style:text-autospace="none" style:writing-mode="lr-tb"/>
      <style:text-properties fo:color="#4f81bd" loext:opacity="100%" style:font-name="Cambria" fo:font-family="Cambria" style:font-family-generic="roman" style:font-pitch="variable" fo:font-size="16pt" fo:language="en" fo:country="GB" fo:font-weight="bold" style:letter-kerning="false" style:font-name-asian="Calibri2" style:font-family-asian="Calibri" style:font-pitch-asian="variable" style:font-size-asian="16pt" style:language-asian="en" style:country-asian="US" style:font-weight-asian="bold" style:font-name-complex="Cambria" style:font-family-complex="Cambria" style:font-family-generic-complex="roman" style:font-pitch-complex="variable" style:font-size-complex="16pt" style:language-complex="ar" style:country-complex="SA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graphic-properties style:writing-mode="lr-tb"/>
      <style:paragraph-properties fo:margin-top="1.494cm" fo:margin-bottom="0cm" fo:line-height="115%" fo:text-align="center" style:text-autospace="none" style:writing-mode="lr-tb"/>
      <style:text-properties fo:color="#365f91" loext:opacity="100%" style:font-name="Cambria" fo:font-family="Cambria" style:font-family-generic="roman" style:font-pitch="variable" fo:font-size="20pt" fo:font-weight="bold" style:font-name-asian="Segoe UI" style:font-family-asian="'Segoe UI'" style:font-family-generic-asian="roman" style:font-pitch-asian="variable" style:font-size-asian="20pt" style:font-weight-asian="bold" style:font-name-complex="Cambria" style:font-family-complex="Cambria" style:font-family-generic-complex="roman" style:font-pitch-complex="variable" style:font-size-complex="20pt" style:font-weight-complex="bold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graphic-properties style:writing-mode="lr-tb"/>
      <style:paragraph-properties fo:margin-top="0.623cm" fo:margin-bottom="0cm" fo:line-height="115%" fo:text-align="center" style:text-autospace="none" style:writing-mode="lr-tb"/>
      <style:text-properties fo:color="#a50021" loext:opacity="100%" style:font-name="Cambria" fo:font-family="Cambria" style:font-family-generic="roman" style:font-pitch="variable" fo:font-size="18pt" fo:font-weight="bold" style:font-name-asian="Segoe UI" style:font-family-asian="'Segoe UI'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8pt" style:font-weight-complex="bold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8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8pt" style:font-weight-complex="bold"/>
    </style:style>
    <style:style style:name="Tab_20_Head_20_3" style:display-name="Tab Head 3" style:family="graphic">
      <style:graphic-properties style:writing-mode="lr-tb"/>
      <style:paragraph-properties fo:margin-top="0.623cm" fo:margin-bottom="0cm" fo:line-height="115%" fo:text-align="center" style:text-autospace="none" style:writing-mode="lr-tb"/>
      <style:text-properties fo:color="#4f81bd" loext:opacity="100%" style:font-name="Cambria" fo:font-family="Cambria" style:font-family-generic="roman" style:font-pitch="variable" fo:font-size="16pt" fo:font-weight="bold" style:font-name-asian="Segoe UI" style:font-family-asian="'Segoe UI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.623cm" fo:line-height="115%" fo:text-align="center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fo:font-weight="bold" style:letter-kerning="false" style:font-name-asian="Calibri2" style:font-family-asian="Calibri" style:font-pitch-asian="variable" style:font-size-asian="11pt" style:language-asian="en" style:country-asian="US" style:font-weight-asian="bold" style:font-name-complex="Calibri1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caption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2pt" fo:language="en" fo:country="GB" fo:font-style="italic" style:letter-kerning="false" style:font-name-asian="Calibri2" style:font-family-asian="Calibri" style:font-pitch-asian="variable" style:font-size-asian="12pt" style:language-asian="en" style:country-asian="US" style:font-style-asian="italic" style:font-name-complex="Calibri1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caption1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2pt" fo:language="en" fo:country="GB" fo:font-style="italic" style:letter-kerning="false" style:font-name-asian="Calibri2" style:font-family-asian="Calibri" style:font-pitch-asian="variable" style:font-size-asian="12pt" style:language-asian="en" style:country-asian="US" style:font-style-asian="italic" style:font-name-complex="Calibri1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heading_20_1" style:display-name="heading 1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en" fo:country="GB" fo:font-weight="bold" style:letter-kerning="false" style:font-name-asian="Calibri2" style:font-family-asian="Calibri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size="13pt" fo:language="en" fo:country="GB" fo:font-weight="bold" style:letter-kerning="false" style:font-name-asian="Calibri2" style:font-family-asian="Calibri" style:font-pitch-asian="variable" style:font-size-asian="13pt" style:language-asian="en" style:country-asian="US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.623cm" fo:margin-bottom="0cm" fo:line-height="115%" fo:text-align="start" style:text-autospace="none" style:writing-mode="lr-tb"/>
      <style:text-properties fo:color="#4f81bd" loext:opacity="100%" style:font-name="Cambria" fo:font-family="Cambria" style:font-family-generic="roman" style:font-pitch="variable" fo:font-size="11pt" fo:language="en" fo:country="GB" fo:font-weight="bold" style:letter-kerning="false" style:font-name-asian="Calibri2" style:font-family-asian="Calibri" style:font-pitch-asian="variable" style:font-size-asian="11pt" style:language-asian="en" style:country-asian="US" style:font-weight-asian="bold" style:font-name-complex="Cambria" style:font-family-complex="Cambria" style:font-family-generic-complex="roman" style:font-pitch-complex="variable" style:font-size-complex="11pt" style:language-complex="ar" style:country-complex="SA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38.73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3-14T05:55:03.047000000</meta:creation-date>
    <dc:date>2025-06-05T09:50:43.211392000</dc:date>
    <meta:editing-duration>P5DT11H1M47S</meta:editing-duration>
    <meta:editing-cycles>138</meta:editing-cycles>
    <meta:generator>LibreOffice/25.2.4.2$Windows_X86_64 LibreOffice_project/508ff62361999404a9d3590fe47df713b5888744</meta:generator>
    <meta:document-statistic meta:object-count="69"/>
  </office:meta>
</office:document-meta>
</file>